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Ji</text:p>
          </table:table-cell>
          <table:table-cell office:value-type="string" calcext:value-type="string">
            <text:p>Jf</text:p>
          </table:table-cell>
          <table:table-cell office:value-type="string" calcext:value-type="string">
            <text:p>Orbit</text:p>
          </table:table-cell>
          <table:table-cell office:value-type="string" calcext:value-type="string">
            <text:p>C²S</text:p>
          </table:table-cell>
          <table:table-cell office:value-type="string" calcext:value-type="string">
            <text:p>S+</text:p>
          </table:table-cell>
          <table:table-cell office:value-type="string" calcext:value-type="string">
            <text:p>Orbit Sum</text:p>
          </table:table-cell>
          <table:table-cell office:value-type="string" calcext:value-type="string">
            <text:p>Total Sum</text:p>
          </table:table-cell>
          <table:table-cell/>
          <table:table-cell office:value-type="string" calcext:value-type="string">
            <text:p>Occ</text:p>
          </table:table-cell>
          <table:table-cell office:value-type="string" calcext:value-type="string">
            <text:p>#holes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1/2</text:p>
          </table:table-cell>
          <table:table-cell office:value-type="float" office:value="1.8587" calcext:value-type="float">
            <text:p>1.8587</text:p>
          </table:table-cell>
          <table:table-cell table:formula="of:=(2*[.B2]+1)/(2*[.A2]+1) * [.D2]" office:value-type="float" office:value="0.92935" calcext:value-type="float">
            <text:p>0.92935</text:p>
          </table:table-cell>
          <table:table-cell table:formula="of:=[.E2]+[.E3]" office:value-type="float" office:value="0.98065" calcext:value-type="float">
            <text:p>0.98065</text:p>
          </table:table-cell>
          <table:table-cell table:formula="of:=SUM([.E2:.E7])" office:value-type="float" office:value="4.99815" calcext:value-type="float">
            <text:p>4.99815</text:p>
          </table:table-cell>
          <table:table-cell table:formula="of:=[.J2]/([.D2]+[.D3])" office:value-type="float" office:value="0.517724127000898" calcext:value-type="float">
            <text:p>0.517724127000898</text:p>
          </table:table-cell>
          <table:table-cell office:value-type="float" office:value="1.02" calcext:value-type="float">
            <text:p>1.02</text:p>
          </table:table-cell>
          <table:table-cell table:formula="of:=2-[.I2]" office:value-type="float" office:value="0.98" calcext:value-type="float">
            <text:p>0.98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1/2</text:p>
          </table:table-cell>
          <table:table-cell office:value-type="float" office:value="0.0342" calcext:value-type="float">
            <text:p>0.0342</text:p>
          </table:table-cell>
          <table:table-cell table:formula="of:=(2*[.B3]+1)/(2*[.A3]+1) * [.D3]" office:value-type="float" office:value="0.0513" calcext:value-type="float">
            <text:p>0.0513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3/2</text:p>
          </table:table-cell>
          <table:table-cell office:value-type="float" office:value="0.9391" calcext:value-type="float">
            <text:p>0.9391</text:p>
          </table:table-cell>
          <table:table-cell table:formula="of:=(2*[.B4]+1)/(2*[.A4]+1) * [.D4]" office:value-type="float" office:value="1.40865" calcext:value-type="float">
            <text:p>1.40865</text:p>
          </table:table-cell>
          <table:table-cell table:formula="of:=[.E4]+[.E5]" office:value-type="float" office:value="3.8264" calcext:value-type="float">
            <text:p>3.8264</text:p>
          </table:table-cell>
          <table:table-cell/>
          <table:table-cell table:formula="of:=[.J4]/([.D4]+[.D5])" office:value-type="float" office:value="2.01447906830343" calcext:value-type="float">
            <text:p>2.01447906830343</text:p>
          </table:table-cell>
          <table:table-cell office:value-type="float" office:value="0.17" calcext:value-type="float">
            <text:p>0.17</text:p>
          </table:table-cell>
          <table:table-cell table:formula="of:=4-0.16" office:value-type="float" office:value="3.84" calcext:value-type="float">
            <text:p>3.84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3/2</text:p>
          </table:table-cell>
          <table:table-cell office:value-type="float" office:value="0.9671" calcext:value-type="float">
            <text:p>0.9671</text:p>
          </table:table-cell>
          <table:table-cell table:formula="of:=(2*[.B5]+1)/(2*[.A5]+1) * [.D5]" office:value-type="float" office:value="2.41775" calcext:value-type="float">
            <text:p>2.41775</text:p>
          </table:table-cell>
          <table:table-cell table:number-columns-repeated="5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5/2</text:p>
          </table:table-cell>
          <table:table-cell office:value-type="float" office:value="0.0476" calcext:value-type="float">
            <text:p>0.0476</text:p>
          </table:table-cell>
          <table:table-cell table:formula="of:=(2*[.B6]+1)/(2*[.A6]+1) * [.D6]" office:value-type="float" office:value="0.119" calcext:value-type="float">
            <text:p>0.119</text:p>
          </table:table-cell>
          <table:table-cell table:formula="of:=[.E6]+[.E7]" office:value-type="float" office:value="0.1911" calcext:value-type="float">
            <text:p>0.1911</text:p>
          </table:table-cell>
          <table:table-cell/>
          <table:table-cell table:formula="of:=[.J6]/([.D6]+[.D7])" office:value-type="float" office:value="2.78592375366568" calcext:value-type="float">
            <text:p>2.78592375366568</text:p>
          </table:table-cell>
          <table:table-cell office:value-type="float" office:value="5.81" calcext:value-type="float">
            <text:p>5.81</text:p>
          </table:table-cell>
          <table:table-cell table:formula="of:=6-[.I6]"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5/2</text:p>
          </table:table-cell>
          <table:table-cell office:value-type="float" office:value="0.0206" calcext:value-type="float">
            <text:p>0.0206</text:p>
          </table:table-cell>
          <table:table-cell table:formula="of:=(2*[.B7]+1)/(2*[.A7]+1) * [.D7]" office:value-type="float" office:value="0.0721" calcext:value-type="float">
            <text:p>0.0721</text:p>
          </table:table-cell>
          <table:table-cell table:number-columns-repeated="5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4"/>
          <table:table-cell table:formula="of:=2*3+1" office:value-type="float" office:value="7" calcext:value-type="float">
            <text:p>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3">00/00/0000</text:date>, <text:time style:data-style-name="N2" text:time-value="11:44:36.9873598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3T11:12:07.106655099</meta:creation-date>
    <dc:date>2017-07-13T11:59:23.123161258</dc:date>
    <meta:editing-duration>PT44M29S</meta:editing-duration>
    <meta:editing-cycles>2</meta:editing-cycles>
    <meta:generator>LibreOffice/5.3.1.2$Linux_X86_64 LibreOffice_project/30m0$Build-2</meta:generator>
    <meta:document-statistic meta:table-count="1" meta:cell-count="53" meta:object-count="0"/>
  </office:meta>
</office:document-meta>
</file>